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43.71pt"/>
    </style:style>
    <style:style style:name="co3" style:family="table-column">
      <style:table-column-properties fo:break-before="auto" style:column-width="289.64pt"/>
    </style:style>
    <style:style style:name="co4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ангара</text:p>
          </table:table-cell>
          <table:covered-table-cell/>
          <table:table-cell table:style-name="ce2" office:value-type="string" calcext:value-type="string" table:number-columns-spanned="2" table:number-rows-spanned="1">
            <text:p>маркет</text:p>
          </table:table-cell>
          <table:covered-table-cell/>
          <table:table-cell table:style-name="ce2" office:value-type="string" calcext:value-type="string" table:number-columns-spanned="2" table:number-rows-spanned="1">
            <text:p>озон</text:p>
          </table:table-cell>
          <table:covered-table-cell/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Автотюнинг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втотюнинг/Прицепы Фаркопы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втотюнинг/Прицепы Фаркопы/Седельные Устройства</text:p>
          </table:table-cell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ксессуары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ксессуары/Набор Автомобилиста</text:p>
          </table:table-cell>
          <table:table-cell table:style-name="ce5" office:value-type="float" office:value="45" calcext:value-type="float">
            <text:p>45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ксессуары/Набор Автомобилиста/Жилеты</text:p>
          </table:table-cell>
          <table:table-cell table:style-name="ce5" office:value-type="float" office:value="3460" calcext:value-type="float">
            <text:p>3460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ксессуары/Щетки Скребки</text:p>
          </table:table-cell>
          <table:table-cell table:style-name="ce5" office:value-type="float" office:value="44" calcext:value-type="float">
            <text:p>44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9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/Скребки</text:p>
          </table:table-cell>
          <table:table-cell table:style-name="ce5" office:value-type="float" office:value="3458" calcext:value-type="float">
            <text:p>3458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9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/Щетки</text:p>
          </table:table-cell>
          <table:table-cell table:style-name="ce5" office:value-type="float" office:value="3457" calcext:value-type="float">
            <text:p>3457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9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</text:p>
          </table:table-cell>
          <table:table-cell table:style-name="ce5" office:value-type="float" office:value="1114" calcext:value-type="float">
            <text:p>1114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антифриз</text:p>
          </table:table-cell>
          <table:table-cell table:style-name="ce5" office:value-type="float" office:value="3441" calcext:value-type="float">
            <text:p>344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Герметики</text:p>
          </table:table-cell>
          <table:table-cell table:style-name="ce5" office:value-type="float" office:value="3447" calcext:value-type="float">
            <text:p>344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двигатель масло</text:p>
          </table:table-cell>
          <table:table-cell table:style-name="ce5" office:value-type="float" office:value="3389" calcext:value-type="float">
            <text:p>3389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жидкость тормозная</text:p>
          </table:table-cell>
          <table:table-cell table:style-name="ce5" office:value-type="float" office:value="3197" calcext:value-type="float">
            <text:p>319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коробка масло</text:p>
          </table:table-cell>
          <table:table-cell table:style-name="ce5" office:value-type="float" office:value="3387" calcext:value-type="float">
            <text:p>338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акпп</text:p>
          </table:table-cell>
          <table:table-cell table:style-name="ce5" office:value-type="float" office:value="3084" calcext:value-type="float">
            <text:p>3084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гур</text:p>
          </table:table-cell>
          <table:table-cell table:style-name="ce5" office:value-type="float" office:value="3043" calcext:value-type="float">
            <text:p>3043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моста</text:p>
          </table:table-cell>
          <table:table-cell table:style-name="ce5" office:value-type="float" office:value="3436" calcext:value-type="float">
            <text:p>3436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Незамерзайка</text:p>
          </table:table-cell>
          <table:table-cell table:style-name="ce5" office:value-type="float" office:value="3446" calcext:value-type="float">
            <text:p>3446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раздатка масло</text:p>
          </table:table-cell>
          <table:table-cell table:style-name="ce5" office:value-type="float" office:value="3241" calcext:value-type="float">
            <text:p>324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редуктор масло</text:p>
          </table:table-cell>
          <table:table-cell table:style-name="ce5" office:value-type="float" office:value="3248" calcext:value-type="float">
            <text:p>3248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Смазки разные</text:p>
          </table:table-cell>
          <table:table-cell table:style-name="ce5" office:value-type="float" office:value="3461" calcext:value-type="float">
            <text:p>346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фиксатор резьбы</text:p>
          </table:table-cell>
          <table:table-cell table:style-name="ce5" office:value-type="float" office:value="3448" calcext:value-type="float">
            <text:p>3448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Запчасти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2"/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Запчасти/Аккумуляторы</text:p>
          </table:table-cell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Все товары/Авто/Запчасти/Аккумуляторы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9" office:value-type="float" office:value="95313188" calcext:value-type="float">
            <text:p>953131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Аккумуляторы/Аккумуляторная Батарея</text:p>
          </table:table-cell>
          <table:table-cell table:style-name="ce5" office:value-type="float" office:value="1001" calcext:value-type="float">
            <text:p>1001</text:p>
          </table:table-cell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9" office:value-type="float" office:value="95313188" calcext:value-type="float">
            <text:p>953131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оздушная Система</text:p>
          </table:table-cell>
          <table:table-cell table:style-name="ce5" office:value-type="float" office:value="38" calcext:value-type="float">
            <text:p>38</text:p>
          </table:table-cell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9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оздушная Система/Компрессор Воздуха</text:p>
          </table:table-cell>
          <table:table-cell table:style-name="ce5" office:value-type="float" office:value="1037" calcext:value-type="float">
            <text:p>1037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9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ыхлопная Система</text:p>
          </table:table-cell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9" office:value-type="float" office:value="33698292" calcext:value-type="float">
            <text:p>33698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ыхлопная Система/Глушители Катализаторы ЕГР</text:p>
          </table:table-cell>
          <table:table-cell table:style-name="ce5" office:value-type="float" office:value="1013" calcext:value-type="float">
            <text:p>1013</text:p>
          </table:table-cell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9" office:value-type="float" office:value="33698292" calcext:value-type="float">
            <text:p>33698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</text:p>
          </table:table-cell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Блок Двигателя и Цилиндров</text:p>
          </table:table-cell>
          <table:table-cell table:style-name="ce5" office:value-type="float" office:value="1104" calcext:value-type="float">
            <text:p>1104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Головка и ГРМ</text:p>
          </table:table-cell>
          <table:table-cell table:style-name="ce5" office:value-type="float" office:value="1014" calcext:value-type="float">
            <text:p>1014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9" office:value-type="float" office:value="85806968" calcext:value-type="float">
            <text:p>85806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Детали Двигателя Разные</text:p>
          </table:table-cell>
          <table:table-cell table:style-name="ce5" office:value-type="float" office:value="1115" calcext:value-type="float">
            <text:p>1115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артер Поддон Двигателя</text:p>
          </table:table-cell>
          <table:table-cell table:style-name="ce5" office:value-type="float" office:value="1026" calcext:value-type="float">
            <text:p>102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9" office:value-type="float" office:value="86292271" calcext:value-type="float">
            <text:p>86292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лапаны Разные</text:p>
          </table:table-cell>
          <table:table-cell table:style-name="ce5" office:value-type="float" office:value="1120" calcext:value-type="float">
            <text:p>1120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оленвал и Поршневая Группа</text:p>
          </table:table-cell>
          <table:table-cell table:style-name="ce5" office:value-type="float" office:value="1033" calcext:value-type="float">
            <text:p>1033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9" office:value-type="float" office:value="85807223" calcext:value-type="float">
            <text:p>858072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оллектор Впускной Выпускной</text:p>
          </table:table-cell>
          <table:table-cell table:style-name="ce5" office:value-type="float" office:value="1035" calcext:value-type="float">
            <text:p>1035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9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Подушки Опоры Двигателя</text:p>
          </table:table-cell>
          <table:table-cell table:style-name="ce5" office:value-type="float" office:value="1108" calcext:value-type="float">
            <text:p>1108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9" office:value-type="float" office:value="33696914" calcext:value-type="float">
            <text:p>336969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Прокладки Разные</text:p>
          </table:table-cell>
          <table:table-cell table:style-name="ce5" office:value-type="float" office:value="1129" calcext:value-type="float">
            <text:p>1129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9" office:value-type="float" office:value="85810218" calcext:value-type="float">
            <text:p>858102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Распредвал и Детали</text:p>
          </table:table-cell>
          <table:table-cell table:style-name="ce5" office:value-type="float" office:value="1062" calcext:value-type="float">
            <text:p>1062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9" office:value-type="float" office:value="85813116" calcext:value-type="float">
            <text:p>858131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Сальники Разные</text:p>
          </table:table-cell>
          <table:table-cell table:style-name="ce5" office:value-type="float" office:value="1131" calcext:value-type="float">
            <text:p>1131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9" office:value-type="float" office:value="85810218" calcext:value-type="float">
            <text:p>858102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Сисиема Зажигания</text:p>
          </table:table-cell>
          <table:table-cell table:style-name="ce5" office:value-type="float" office:value="1116" calcext:value-type="float">
            <text:p>111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9" office:value-type="float" office:value="85835327" calcext:value-type="float">
            <text:p>858353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Турбина и Интеркуллер</text:p>
          </table:table-cell>
          <table:table-cell table:style-name="ce5" office:value-type="float" office:value="1091" calcext:value-type="float">
            <text:p>1091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9" office:value-type="float" office:value="85842792" calcext:value-type="float">
            <text:p>85842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Цепи Грм</text:p>
          </table:table-cell>
          <table:table-cell table:style-name="ce5" office:value-type="float" office:value="1126" calcext:value-type="float">
            <text:p>112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9" office:value-type="float" office:value="85814330" calcext:value-type="float">
            <text:p>858143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</text:p>
          </table:table-cell>
          <table:table-cell table:style-name="ce5" office:value-type="float" office:value="37" calcext:value-type="float">
            <text:p>37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9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/Домкраты Рукоятки</text:p>
          </table:table-cell>
          <table:table-cell table:style-name="ce5" office:value-type="float" office:value="1019" calcext:value-type="float">
            <text:p>1019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Домкрат автомобильный</text:p>
          </table:table-cell>
          <table:table-cell table:style-name="ce9" office:value-type="float" office:value="27332793" calcext:value-type="float">
            <text:p>273327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/Ключи Съемники</text:p>
          </table:table-cell>
          <table:table-cell table:style-name="ce5" office:value-type="float" office:value="1029" calcext:value-type="float">
            <text:p>1029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9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олеса Шины</text:p>
          </table:table-cell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Шины автомобильные</text:p>
          </table:table-cell>
          <table:table-cell table:style-name="ce9" office:value-type="float" office:value="68110271" calcext:value-type="float">
            <text:p>68110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олеса Шины/Колеса Шины Диски</text:p>
          </table:table-cell>
          <table:table-cell table:style-name="ce5" office:value-type="float" office:value="1034" calcext:value-type="float">
            <text:p>1034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Шины автомобильные</text:p>
          </table:table-cell>
          <table:table-cell table:style-name="ce9" office:value-type="float" office:value="68110271" calcext:value-type="float">
            <text:p>68110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репеж</text:p>
          </table:table-cell>
          <table:table-cell table:style-name="ce5" office:value-type="float" office:value="42" calcext:value-type="float">
            <text:p>42</text:p>
          </table:table-cell>
          <table:table-cell table:style-name="ce1" office:value-type="string" calcext:value-type="string">
            <text:p>Все товары/Авто/Запчасти/Крепеж авто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9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репеж/Крепеж разный</text:p>
          </table:table-cell>
          <table:table-cell table:style-name="ce5" office:value-type="float" office:value="3443" calcext:value-type="float">
            <text:p>3443</text:p>
          </table:table-cell>
          <table:table-cell table:style-name="ce1" office:value-type="string" calcext:value-type="string">
            <text:p>Все товары/Авто/Запчасти/Крепеж авто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9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</text:p>
          </table:table-cell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Кузовные Детали/Антенна Наружная</text:p>
          </table:table-cell>
          <table:table-cell table:style-name="ce5" office:value-type="float" office:value="1005" calcext:value-type="float">
            <text:p>1005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Антенна автомобильная</text:p>
          </table:table-cell>
          <table:table-cell table:style-name="ce9" office:value-type="float" office:value="27332738" calcext:value-type="float">
            <text:p>273327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гажный Отсек</text:p>
          </table:table-cell>
          <table:table-cell table:style-name="ce5" office:value-type="float" office:value="1006" calcext:value-type="float">
            <text:p>1006</text:p>
          </table:table-cell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9" office:value-type="float" office:value="93446788" calcext:value-type="float">
            <text:p>934467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мперы и Детали</text:p>
          </table:table-cell>
          <table:table-cell table:style-name="ce5" office:value-type="float" office:value="1007" calcext:value-type="float">
            <text:p>1007</text:p>
          </table:table-cell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9" office:value-type="float" office:value="101292868" calcext:value-type="float">
            <text:p>1012928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чки Разные</text:p>
          </table:table-cell>
          <table:table-cell table:style-name="ce5" office:value-type="float" office:value="1106" calcext:value-type="float">
            <text:p>1106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9" office:value-type="float" office:value="87892132" calcext:value-type="float">
            <text:p>878921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рызговики Колес</text:p>
          </table:table-cell>
          <table:table-cell table:style-name="ce5" office:value-type="float" office:value="1008" calcext:value-type="float">
            <text:p>1008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Брызговики</text:p>
          </table:table-cell>
          <table:table-cell table:style-name="ce9" office:value-type="float" office:value="27332785" calcext:value-type="float">
            <text:p>273327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Дефлекторы Разные</text:p>
          </table:table-cell>
          <table:table-cell table:style-name="ce5" office:value-type="float" office:value="1017" calcext:value-type="float">
            <text:p>1017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9" office:value-type="float" office:value="92145042" calcext:value-type="float">
            <text:p>921450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Замки Разные</text:p>
          </table:table-cell>
          <table:table-cell table:style-name="ce5" office:value-type="float" office:value="1117" calcext:value-type="float">
            <text:p>1117</text:p>
          </table:table-cell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9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Зеркала и Детали Зеркал</text:p>
          </table:table-cell>
          <table:table-cell table:style-name="ce5" office:value-type="float" office:value="1022" calcext:value-type="float">
            <text:p>1022</text:p>
          </table:table-cell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9" office:value-type="float" office:value="99426212" calcext:value-type="float">
            <text:p>994262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абина, Кузов</text:p>
          </table:table-cell>
          <table:table-cell table:style-name="ce5" office:value-type="float" office:value="1023" calcext:value-type="float">
            <text:p>1023</text:p>
          </table:table-cell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9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апот и Детали Капота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9" office:value-type="float" office:value="93446777" calcext:value-type="float">
            <text:p>9344677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рылья Арки Подкрылки</text:p>
          </table:table-cell>
          <table:table-cell table:style-name="ce5" office:value-type="float" office:value="1040" calcext:value-type="float">
            <text:p>1040</text:p>
          </table:table-cell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style-name="ce7" office:value-type="string" calcext:value-type="string">
            <text:p>Крыло автомобильное</text:p>
          </table:table-cell>
          <table:table-cell table:style-name="ce9" office:value-type="float" office:value="93446776" calcext:value-type="float">
            <text:p>934467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Подрамник Рама</text:p>
          </table:table-cell>
          <table:table-cell table:style-name="ce5" office:value-type="float" office:value="1053" calcext:value-type="float">
            <text:p>1053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Пороги Кузова</text:p>
          </table:table-cell>
          <table:table-cell table:style-name="ce5" office:value-type="float" office:value="1054" calcext:value-type="float">
            <text:p>1054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Кузовные Детали/Ручки Разные</text:p>
          </table:table-cell>
          <table:table-cell table:style-name="ce5" office:value-type="float" office:value="1069" calcext:value-type="float">
            <text:p>1069</text:p>
          </table:table-cell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style-name="ce7" office:value-type="string" calcext:value-type="string">
            <text:p>Ручка двери автомобильная</text:p>
          </table:table-cell>
          <table:table-cell table:style-name="ce9" office:value-type="float" office:value="99606705" calcext:value-type="float">
            <text:p>9960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Спойлеры Разные</text:p>
          </table:table-cell>
          <table:table-cell table:style-name="ce5" office:value-type="float" office:value="1078" calcext:value-type="float">
            <text:p>1078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Кузовные Детали/Стекла Разные</text:p>
          </table:table-cell>
          <table:table-cell table:style-name="ce5" office:value-type="float" office:value="1042" calcext:value-type="float">
            <text:p>1042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Автостекло</text:p>
          </table:table-cell>
          <table:table-cell table:style-name="ce9" office:value-type="float" office:value="93446800" calcext:value-type="float">
            <text:p>93446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Эмблеммы и Наклейки</text:p>
          </table:table-cell>
          <table:table-cell table:style-name="ce5" office:value-type="float" office:value="1096" calcext:value-type="float">
            <text:p>1096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Наклейка для дверной ручки автомобиля</text:p>
          </table:table-cell>
          <table:table-cell table:style-name="ce9" office:value-type="float" office:value="99658513" calcext:value-type="float">
            <text:p>996585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</text:p>
          </table:table-cell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Патрубок системы отопления для авто</text:p>
          </table:table-cell>
          <table:table-cell table:style-name="ce9" office:value-type="float" office:value="85833529" calcext:value-type="float">
            <text:p>858335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/Кондиционер и Детали</text:p>
          </table:table-cell>
          <table:table-cell table:style-name="ce5" office:value-type="float" office:value="1038" calcext:value-type="float">
            <text:p>103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кондиционера для авто</text:p>
          </table:table-cell>
          <table:table-cell table:style-name="ce9" office:value-type="float" office:value="85833530" calcext:value-type="float">
            <text:p>858335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/Отопитель и Печка</text:p>
          </table:table-cell>
          <table:table-cell table:style-name="ce5" office:value-type="float" office:value="1048" calcext:value-type="float">
            <text:p>104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кондиционера для авто</text:p>
          </table:table-cell>
          <table:table-cell table:style-name="ce9" office:value-type="float" office:value="85833530" calcext:value-type="float">
            <text:p>858335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9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/Вентиляторы Гидромуфты</text:p>
          </table:table-cell>
          <table:table-cell table:style-name="ce5" office:value-type="float" office:value="1112" calcext:value-type="float">
            <text:p>1112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9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/Радиатор Помпа Расширитель</text:p>
          </table:table-cell>
          <table:table-cell table:style-name="ce5" office:value-type="float" office:value="1060" calcext:value-type="float">
            <text:p>1060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9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</text:p>
          </table:table-cell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табилизатор подвески</text:p>
          </table:table-cell>
          <table:table-cell table:style-name="ce9" office:value-type="float" office:value="85825489" calcext:value-type="float">
            <text:p>85825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Амортизатор Подвески</text:p>
          </table:table-cell>
          <table:table-cell table:style-name="ce5" office:value-type="float" office:value="1003" calcext:value-type="float">
            <text:p>1003</text:p>
          </table:table-cell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style-name="ce7" office:value-type="string" calcext:value-type="string">
            <text:p>Амортизатор подвески</text:p>
          </table:table-cell>
          <table:table-cell table:style-name="ce9" office:value-type="float" office:value="36201235" calcext:value-type="float">
            <text:p>362012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Балансиры Подвески</text:p>
          </table:table-cell>
          <table:table-cell table:style-name="ce5" office:value-type="float" office:value="1111" calcext:value-type="float">
            <text:p>1111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Балка Подвески</text:p>
          </table:table-cell>
          <table:table-cell table:style-name="ce5" office:value-type="float" office:value="1101" calcext:value-type="float">
            <text:p>1101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Втулки Разные</text:p>
          </table:table-cell>
          <table:table-cell table:style-name="ce5" office:value-type="float" office:value="1113" calcext:value-type="float">
            <text:p>1113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айлентблок, втулка подвески</text:p>
          </table:table-cell>
          <table:table-cell table:style-name="ce9" office:value-type="float" office:value="85824274" calcext:value-type="float">
            <text:p>858242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Детали Подвески Разные</text:p>
          </table:table-cell>
          <table:table-cell table:style-name="ce5" office:value-type="float" office:value="1127" calcext:value-type="float">
            <text:p>1127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Подшипники Разные</text:p>
          </table:table-cell>
          <table:table-cell table:style-name="ce5" office:value-type="float" office:value="1128" calcext:value-type="float">
            <text:p>1128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Опора, подшипник амортизатора</text:p>
          </table:table-cell>
          <table:table-cell table:style-name="ce9" office:value-type="float" office:value="36201237" calcext:value-type="float">
            <text:p>362012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Рычаги Подвески</text:p>
          </table:table-cell>
          <table:table-cell table:style-name="ce5" office:value-type="float" office:value="1070" calcext:value-type="float">
            <text:p>1070</text:p>
          </table:table-cell>
          <table:table-cell table:style-name="ce1" office:value-type="string" calcext:value-type="string">
            <text:p>Все товары/Авто/Запчасти/Подвеска/Рычаги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Сайлентблоки Подвески</text:p>
          </table:table-cell>
          <table:table-cell table:style-name="ce5" office:value-type="float" office:value="1071" calcext:value-type="float">
            <text:p>1071</text:p>
          </table:table-cell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style-name="ce7" office:value-type="string" calcext:value-type="string">
            <text:p>Сайлентблок, втулка подвески</text:p>
          </table:table-cell>
          <table:table-cell table:style-name="ce9" office:value-type="float" office:value="85824274" calcext:value-type="float">
            <text:p>858242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Стабилизатор Подвески</text:p>
          </table:table-cell>
          <table:table-cell table:style-name="ce5" office:value-type="float" office:value="1079" calcext:value-type="float">
            <text:p>1079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табилизатор подвески</text:p>
          </table:table-cell>
          <table:table-cell table:style-name="ce9" office:value-type="float" office:value="85825489" calcext:value-type="float">
            <text:p>85825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Шаровые Опоры</text:p>
          </table:table-cell>
          <table:table-cell table:style-name="ce5" office:value-type="float" office:value="1094" calcext:value-type="float">
            <text:p>1094</text:p>
          </table:table-cell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style-name="ce7" office:value-type="string" calcext:value-type="string">
            <text:p>Опора шаровая</text:p>
          </table:table-cell>
          <table:table-cell table:style-name="ce9" office:value-type="float" office:value="85830705" calcext:value-type="float">
            <text:p>85830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</text:p>
          </table:table-cell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9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/Детали Гидроусилителя</text:p>
          </table:table-cell>
          <table:table-cell table:style-name="ce5" office:value-type="float" office:value="1012" calcext:value-type="float">
            <text:p>1012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9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/Детали Рулевого Управления</text:p>
          </table:table-cell>
          <table:table-cell table:style-name="ce5" office:value-type="float" office:value="1066" calcext:value-type="float">
            <text:p>1066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9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</text:p>
          </table:table-cell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ереключатель салона авто</text:p>
          </table:table-cell>
          <table:table-cell table:style-name="ce9" office:value-type="float" office:value="92145050" calcext:value-type="float">
            <text:p>921450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Двери и Детали Дверей</text:p>
          </table:table-cell>
          <table:table-cell table:style-name="ce5" office:value-type="float" office:value="1016" calcext:value-type="float">
            <text:p>1016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9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Детали Салона Разные</text:p>
          </table:table-cell>
          <table:table-cell table:style-name="ce5" office:value-type="float" office:value="1121" calcext:value-type="float">
            <text:p>112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врик для салона авто</text:p>
          </table:table-cell>
          <table:table-cell table:style-name="ce9" office:value-type="float" office:value="27332751" calcext:value-type="float">
            <text:p>27332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Коврики Салона</text:p>
          </table:table-cell>
          <table:table-cell table:style-name="ce5" office:value-type="float" office:value="1031" calcext:value-type="float">
            <text:p>103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врик для салона авто</text:p>
          </table:table-cell>
          <table:table-cell table:style-name="ce9" office:value-type="float" office:value="27332751" calcext:value-type="float">
            <text:p>27332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едали и Узлы</text:p>
          </table:table-cell>
          <table:table-cell table:style-name="ce5" office:value-type="float" office:value="1050" calcext:value-type="float">
            <text:p>1050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Блок педали, составляющие для авто</text:p>
          </table:table-cell>
          <table:table-cell table:style-name="ce9" office:value-type="float" office:value="86292728" calcext:value-type="float">
            <text:p>86292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одлокотники Подставки</text:p>
          </table:table-cell>
          <table:table-cell table:style-name="ce5" office:value-type="float" office:value="1052" calcext:value-type="float">
            <text:p>1052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одлокотник автомобильный</text:p>
          </table:table-cell>
          <table:table-cell table:style-name="ce9" office:value-type="float" office:value="70945311" calcext:value-type="float">
            <text:p>709453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Сиденья и Детали</text:p>
          </table:table-cell>
          <table:table-cell table:style-name="ce5" office:value-type="float" office:value="1076" calcext:value-type="float">
            <text:p>1076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мобильное сиденье</text:p>
          </table:table-cell>
          <table:table-cell table:style-name="ce9" office:value-type="float" office:value="90008317" calcext:value-type="float">
            <text:p>900083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Система Мультимедиа</text:p>
          </table:table-cell>
          <table:table-cell table:style-name="ce5" office:value-type="float" office:value="1098" calcext:value-type="float">
            <text:p>1098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мобильный монитор</text:p>
          </table:table-cell>
          <table:table-cell table:style-name="ce9" office:value-type="float" office:value="81051414" calcext:value-type="float">
            <text:p>810514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Чехлы на Сиденья</text:p>
          </table:table-cell>
          <table:table-cell table:style-name="ce5" office:value-type="float" office:value="1004" calcext:value-type="float">
            <text:p>1004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мплект чехлов на сиденья авто</text:p>
          </table:table-cell>
          <table:table-cell table:style-name="ce9" office:value-type="float" office:value="74170295" calcext:value-type="float">
            <text:p>741702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бардачок</text:p>
          </table:table-cell>
          <table:table-cell table:style-name="ce5" office:value-type="float" office:value="3452" calcext:value-type="float">
            <text:p>3452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/мото запчаст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Салон Интерьер/воздухозаборник</text:p>
          </table:table-cell>
          <table:table-cell table:style-name="ce5" office:value-type="float" office:value="3444" calcext:value-type="float">
            <text:p>3444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/мото запчасти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Салон Интерьер/ручка салона</text:p>
          </table:table-cell>
          <table:table-cell table:style-name="ce5" office:value-type="float" office:value="3449" calcext:value-type="float">
            <text:p>3449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Ручка двери автомобильная</text:p>
          </table:table-cell>
          <table:table-cell table:style-name="ce9" office:value-type="float" office:value="99606705" calcext:value-type="float">
            <text:p>9960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едали</text:p>
          </table:table-cell>
          <table:table-cell table:style-name="ce5" office:value-type="float" office:value="3453" calcext:value-type="float">
            <text:p>3453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Блок педали, составляющие для авто</text:p>
          </table:table-cell>
          <table:table-cell table:style-name="ce9" office:value-type="float" office:value="86292728" calcext:value-type="float">
            <text:p>86292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</text:p>
          </table:table-cell>
          <table:table-cell table:style-name="ce5" office:value-type="float" office:value="39" calcext:value-type="float">
            <text:p>39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9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5" office:value-type="float" office:value="1081" calcext:value-type="float">
            <text:p>1081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9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5" office:value-type="float" office:value="1082" calcext:value-type="float">
            <text:p>1082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9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</text:p>
          </table:table-cell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Форсунки Топливные</text:p>
          </table:table-cell>
          <table:table-cell table:style-name="ce5" office:value-type="float" office:value="1110" calcext:value-type="float">
            <text:p>111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Бак Топливный и Детали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Дроссель, Газ</text:p>
          </table:table-cell>
          <table:table-cell table:style-name="ce5" office:value-type="float" office:value="1020" calcext:value-type="float">
            <text:p>102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Топливный Насос</text:p>
          </table:table-cell>
          <table:table-cell table:style-name="ce5" office:value-type="float" office:value="1090" calcext:value-type="float">
            <text:p>109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</text:p>
          </table:table-cell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Тормозные барабаны</text:p>
          </table:table-cell>
          <table:table-cell table:style-name="ce9" office:value-type="float" office:value="33698167" calcext:value-type="float">
            <text:p>33698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ручник</text:p>
          </table:table-cell>
          <table:table-cell table:style-name="ce5" office:value-type="float" office:value="3455" calcext:value-type="float">
            <text:p>3455</text:p>
          </table:table-cell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style-name="ce7" office:value-type="string" calcext:value-type="string">
            <text:p>Оборудование для диагностики и ремонта тормозной системы</text:p>
          </table:table-cell>
          <table:table-cell table:style-name="ce9" office:value-type="float" office:value="1000001871" calcext:value-type="float">
            <text:p>1000001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Диски Барабаны Тормозные</text:p>
          </table:table-cell>
          <table:table-cell table:style-name="ce5" office:value-type="float" office:value="1018" calcext:value-type="float">
            <text:p>1018</text:p>
          </table:table-cell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style-name="ce7" office:value-type="string" calcext:value-type="string">
            <text:p>Тормозные барабаны</text:p>
          </table:table-cell>
          <table:table-cell table:style-name="ce9" office:value-type="float" office:value="33698167" calcext:value-type="float">
            <text:p>33698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АБС Система Тормозов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Оборудование для диагностики и ремонта тормозной системы</text:p>
          </table:table-cell>
          <table:table-cell table:style-name="ce9" office:value-type="float" office:value="1000001871" calcext:value-type="float">
            <text:p>1000001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Колодки Тормозные Накладки</text:p>
          </table:table-cell>
          <table:table-cell table:style-name="ce5" office:value-type="float" office:value="1036" calcext:value-type="float">
            <text:p>1036</text:p>
          </table:table-cell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9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Ручник Тормоз Стояночный</text:p>
          </table:table-cell>
          <table:table-cell table:style-name="ce5" office:value-type="float" office:value="1123" calcext:value-type="float">
            <text:p>1123</text:p>
          </table:table-cell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9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Суппорт Тормозной</text:p>
          </table:table-cell>
          <table:table-cell table:style-name="ce5" office:value-type="float" office:value="1086" calcext:value-type="float">
            <text:p>1086</text:p>
          </table:table-cell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9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Тормозные Запчасти Разные</text:p>
          </table:table-cell>
          <table:table-cell table:style-name="ce5" office:value-type="float" office:value="1124" calcext:value-type="float">
            <text:p>1124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9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</text:p>
          </table:table-cell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Дифференциал и Запчасти</text:p>
          </table:table-cell>
          <table:table-cell table:style-name="ce5" office:value-type="float" office:value="1021" calcext:value-type="float">
            <text:p>1021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Кардан Крестовины</text:p>
          </table:table-cell>
          <table:table-cell table:style-name="ce5" office:value-type="float" office:value="1025" calcext:value-type="float">
            <text:p>102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Крестовина карданного вала</text:p>
          </table:table-cell>
          <table:table-cell table:style-name="ce9" office:value-type="float" office:value="85817252" calcext:value-type="float">
            <text:p>858172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Коробка Передач и Запчасти</text:p>
          </table:table-cell>
          <table:table-cell table:style-name="ce5" office:value-type="float" office:value="1002" calcext:value-type="float">
            <text:p>1002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Мост и Редукторы</text:p>
          </table:table-cell>
          <table:table-cell table:style-name="ce5" office:value-type="float" office:value="1044" calcext:value-type="float">
            <text:p>1044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Дифференциал заднего моста для авто</text:p>
          </table:table-cell>
          <table:table-cell table:style-name="ce9" office:value-type="float" office:value="86332057" calcext:value-type="float">
            <text:p>863320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Приводы Полуоси ШРУСы</text:p>
          </table:table-cell>
          <table:table-cell table:style-name="ce5" office:value-type="float" office:value="1095" calcext:value-type="float">
            <text:p>109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ШРУС привода</text:p>
          </table:table-cell>
          <table:table-cell table:style-name="ce9" office:value-type="float" office:value="36201240" calcext:value-type="float">
            <text:p>362012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аздатка и Запчасти</text:p>
          </table:table-cell>
          <table:table-cell table:style-name="ce5" office:value-type="float" office:value="1061" calcext:value-type="float">
            <text:p>1061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едуктор Моста</text:p>
          </table:table-cell>
          <table:table-cell table:style-name="ce5" office:value-type="float" office:value="1064" calcext:value-type="float">
            <text:p>1064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Редуктор заднего моста для авто</text:p>
          </table:table-cell>
          <table:table-cell table:style-name="ce9" office:value-type="float" office:value="86332233" calcext:value-type="float">
            <text:p>863322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ессоры Пуружины Торсионы</text:p>
          </table:table-cell>
          <table:table-cell table:style-name="ce5" office:value-type="float" office:value="1068" calcext:value-type="float">
            <text:p>1068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Рессора подвески для авто</text:p>
          </table:table-cell>
          <table:table-cell table:style-name="ce9" office:value-type="float" office:value="86295848" calcext:value-type="float">
            <text:p>862958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Ступицы и Запчасти</text:p>
          </table:table-cell>
          <table:table-cell table:style-name="ce5" office:value-type="float" office:value="1085" calcext:value-type="float">
            <text:p>108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тупица, подшипник колеса</text:p>
          </table:table-cell>
          <table:table-cell table:style-name="ce9" office:value-type="float" office:value="36201238" calcext:value-type="float">
            <text:p>362012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Сцепление и Запчасти</text:p>
          </table:table-cell>
          <table:table-cell table:style-name="ce5" office:value-type="float" office:value="1087" calcext:value-type="float">
            <text:p>1087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Корзина сцепления</text:p>
          </table:table-cell>
          <table:table-cell table:style-name="ce9" office:value-type="float" office:value="36210095" calcext:value-type="float">
            <text:p>362100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</text:p>
          </table:table-cell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Лампы Фар и Подсветки</text:p>
          </table:table-cell>
          <table:table-cell table:style-name="ce5" office:value-type="float" office:value="1041" calcext:value-type="float">
            <text:p>1041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5" office:value-type="float" office:value="1051" calcext:value-type="float">
            <text:p>1051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Фары Разные</text:p>
          </table:table-cell>
          <table:table-cell table:style-name="ce5" office:value-type="float" office:value="1107" calcext:value-type="float">
            <text:p>1107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Фонари и Сигнализация</text:p>
          </table:table-cell>
          <table:table-cell table:style-name="ce5" office:value-type="float" office:value="1093" calcext:value-type="float">
            <text:p>1093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</text:p>
          </table:table-cell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9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/Ремни Приводные и ГРМ</text:p>
          </table:table-cell>
          <table:table-cell table:style-name="ce5" office:value-type="float" office:value="1067" calcext:value-type="float">
            <text:p>1067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9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/Фильтры и Корпусы Фильтров</text:p>
          </table:table-cell>
          <table:table-cell table:style-name="ce5" office:value-type="float" office:value="1092" calcext:value-type="float">
            <text:p>1092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9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</text:p>
          </table:table-cell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Электрооборудование/Блоки Управления</text:p>
          </table:table-cell>
          <table:table-cell table:style-name="ce5" office:value-type="float" office:value="1105" calcext:value-type="float">
            <text:p>110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Блок управления для авто</text:p>
          </table:table-cell>
          <table:table-cell table:style-name="ce9" office:value-type="float" office:value="85843091" calcext:value-type="float">
            <text:p>858430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5" office:value-type="float" office:value="1009" calcext:value-type="float">
            <text:p>1009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Электрооборудование/Генераторы и Запчасти</text:p>
          </table:table-cell>
          <table:table-cell table:style-name="ce5" office:value-type="float" office:value="1011" calcext:value-type="float">
            <text:p>1011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Автомобильный генератор</text:p>
          </table:table-cell>
          <table:table-cell table:style-name="ce9" office:value-type="float" office:value="61852812" calcext:value-type="float">
            <text:p>618528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Датчики Разные</text:p>
          </table:table-cell>
          <table:table-cell table:style-name="ce5" office:value-type="float" office:value="1015" calcext:value-type="float">
            <text:p>101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Датчик для авто</text:p>
          </table:table-cell>
          <table:table-cell table:style-name="ce9" office:value-type="float" office:value="85843109" calcext:value-type="float">
            <text:p>858431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едохранители Разные</text:p>
          </table:table-cell>
          <table:table-cell table:style-name="ce5" office:value-type="float" office:value="1055" calcext:value-type="float">
            <text:p>105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едохранитель для авто</text:p>
          </table:table-cell>
          <table:table-cell table:style-name="ce9" office:value-type="float" office:value="85843120" calcext:value-type="float">
            <text:p>858431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иборы и Панель Приборов</text:p>
          </table:table-cell>
          <table:table-cell table:style-name="ce5" office:value-type="float" office:value="1056" calcext:value-type="float">
            <text:p>1056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иборная панель для авто</text:p>
          </table:table-cell>
          <table:table-cell table:style-name="ce9" office:value-type="float" office:value="99615332" calcext:value-type="float">
            <text:p>996153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икуриватель и Детали</text:p>
          </table:table-cell>
          <table:table-cell table:style-name="ce5" office:value-type="float" office:value="1057" calcext:value-type="float">
            <text:p>1057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части/Электрооборудование/Проводка и Провода</text:p>
          </table:table-cell>
          <table:table-cell table:style-name="ce5" office:value-type="float" office:value="1058" calcext:value-type="float">
            <text:p>1058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оводка для авто</text:p>
          </table:table-cell>
          <table:table-cell table:style-name="ce9" office:value-type="float" office:value="85843110" calcext:value-type="float">
            <text:p>858431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Реле Разные</text:p>
          </table:table-cell>
          <table:table-cell table:style-name="ce5" office:value-type="float" office:value="1125" calcext:value-type="float">
            <text:p>112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Реле для авто</text:p>
          </table:table-cell>
          <table:table-cell table:style-name="ce9" office:value-type="float" office:value="85844627" calcext:value-type="float">
            <text:p>858446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Стартер Двигателя</text:p>
          </table:table-cell>
          <table:table-cell table:style-name="ce5" office:value-type="float" office:value="1080" calcext:value-type="float">
            <text:p>1080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Комплектующие стартера для авто</text:p>
          </table:table-cell>
          <table:table-cell table:style-name="ce9" office:value-type="float" office:value="85844666" calcext:value-type="float">
            <text:p>858446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Электрические Детали Разные</text:p>
          </table:table-cell>
          <table:table-cell table:style-name="ce5" office:value-type="float" office:value="1119" calcext:value-type="float">
            <text:p>1119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number-columns-repeated="1020"/>
        </table:table-row>
        <table:table-row table:style-name="ro1" table:number-rows-repeated="3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40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19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5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14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9" office:value-type="float" office:value="85814330" calcext:value-type="float">
            <text:p>8581433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9" office:value-type="float" office:value="87892132" calcext:value-type="float">
            <text:p>8789213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для ксеноновых фар</text:p>
          </table:table-cell>
          <table:table-cell table:style-name="ce9" office:value-type="float" office:value="85797382" calcext:value-type="float">
            <text:p>8579738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высоковольтный</text:p>
          </table:table-cell>
          <table:table-cell table:style-name="ce9" office:value-type="float" office:value="85835735" calcext:value-type="float">
            <text:p>858357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чок для спецтехники</text:p>
          </table:table-cell>
          <table:table-cell table:style-name="ce9" office:value-type="float" office:value="101636801" calcext:value-type="float">
            <text:p>10163680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9" office:value-type="float" office:value="95313188" calcext:value-type="float">
            <text:p>9531318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блок, гидрозамок, гидроцилиндр для спецтехники</text:p>
          </table:table-cell>
          <table:table-cell table:style-name="ce9" office:value-type="float" office:value="101636777" calcext:value-type="float">
            <text:p>10163677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равка для спецтехники</text:p>
          </table:table-cell>
          <table:table-cell table:style-name="ce9" office:value-type="float" office:value="101636824" calcext:value-type="float">
            <text:p>10163682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упица, подшипник колеса</text:p>
          </table:table-cell>
          <table:table-cell table:style-name="ce9" office:value-type="float" office:value="36201238" calcext:value-type="float">
            <text:p>3620123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ДВС</text:p>
          </table:table-cell>
          <table:table-cell table:style-name="ce9" office:value-type="float" office:value="85814340" calcext:value-type="float">
            <text:p>8581434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ная крышка</text:p>
          </table:table-cell>
          <table:table-cell table:style-name="ce9" office:value-type="float" office:value="85807222" calcext:value-type="float">
            <text:p>8580722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ог автомобильный</text:p>
          </table:table-cell>
          <table:table-cell table:style-name="ce9" office:value-type="float" office:value="93446795" calcext:value-type="float">
            <text:p>934467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для спецтехники</text:p>
          </table:table-cell>
          <table:table-cell table:style-name="ce9" office:value-type="float" office:value="101636826" calcext:value-type="float">
            <text:p>10163682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борная панель для авто</text:p>
          </table:table-cell>
          <table:table-cell table:style-name="ce9" office:value-type="float" office:value="99615332" calcext:value-type="float">
            <text:p>9961533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порное кольцо глушителя</text:p>
          </table:table-cell>
          <table:table-cell table:style-name="ce9" office:value-type="float" office:value="33698295" calcext:value-type="float">
            <text:p>336982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лик приводной и ГРМ</text:p>
          </table:table-cell>
          <table:table-cell table:style-name="ce9" office:value-type="float" office:value="39003826" calcext:value-type="float">
            <text:p>3900382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 багажника, двери, капота</text:p>
          </table:table-cell>
          <table:table-cell table:style-name="ce9" office:value-type="float" office:value="101292960" calcext:value-type="float">
            <text:p>10129296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убья для спецтехники</text:p>
          </table:table-cell>
          <table:table-cell table:style-name="ce9" office:value-type="float" office:value="101636795" calcext:value-type="float">
            <text:p>1016367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для ручного тормоза</text:p>
          </table:table-cell>
          <table:table-cell table:style-name="ce9" office:value-type="float" office:value="85842990" calcext:value-type="float">
            <text:p>8584299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цилиндров</text:p>
          </table:table-cell>
          <table:table-cell table:style-name="ce9" office:value-type="float" office:value="85806235" calcext:value-type="float">
            <text:p>858062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тормозной</text:p>
          </table:table-cell>
          <table:table-cell table:style-name="ce9" office:value-type="float" office:value="101200357" calcext:value-type="float">
            <text:p>10120035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быстросъемная предохранительная для спецтехники</text:p>
          </table:table-cell>
          <table:table-cell table:style-name="ce9" office:value-type="float" office:value="101636813" calcext:value-type="float">
            <text:p>10163681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радиатора авто</text:p>
          </table:table-cell>
          <table:table-cell table:style-name="ce9" office:value-type="float" office:value="86296574" calcext:value-type="float">
            <text:p>8629657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льтипликатор для спецтехники</text:p>
          </table:table-cell>
          <table:table-cell table:style-name="ce9" office:value-type="float" office:value="101636812" calcext:value-type="float">
            <text:p>10163681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бка и прокладка под слив масла</text:p>
          </table:table-cell>
          <table:table-cell table:style-name="ce9" office:value-type="float" office:value="33697151" calcext:value-type="float">
            <text:p>3369715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стеклоомывателя</text:p>
          </table:table-cell>
          <table:table-cell table:style-name="ce9" office:value-type="float" office:value="85817600" calcext:value-type="float">
            <text:p>858176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нижней части автомобиля</text:p>
          </table:table-cell>
          <table:table-cell table:style-name="ce9" office:value-type="float" office:value="33304846" calcext:value-type="float">
            <text:p>3330484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аккумулятор тормозной системы</text:p>
          </table:table-cell>
          <table:table-cell table:style-name="ce9" office:value-type="float" office:value="95311801" calcext:value-type="float">
            <text:p>9531180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тифт, палец, пластина для спецтехники</text:p>
          </table:table-cell>
          <table:table-cell table:style-name="ce9" office:value-type="float" office:value="101636825" calcext:value-type="float">
            <text:p>10163682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масляного насоса для авто</text:p>
          </table:table-cell>
          <table:table-cell table:style-name="ce9" office:value-type="float" office:value="86292221" calcext:value-type="float">
            <text:p>8629222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генератор</text:p>
          </table:table-cell>
          <table:table-cell table:style-name="ce9" office:value-type="float" office:value="61852812" calcext:value-type="float">
            <text:p>6185281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ГУР</text:p>
          </table:table-cell>
          <table:table-cell table:style-name="ce9" office:value-type="float" office:value="86469817" calcext:value-type="float">
            <text:p>8646981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ое колесо</text:p>
          </table:table-cell>
          <table:table-cell table:style-name="ce9" office:value-type="float" office:value="86469808" calcext:value-type="float">
            <text:p>8646980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9" office:value-type="float" office:value="85810218" calcext:value-type="float">
            <text:p>8581021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акселератора для авто</text:p>
          </table:table-cell>
          <table:table-cell table:style-name="ce9" office:value-type="float" office:value="95312219" calcext:value-type="float">
            <text:p>9531221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пор, амортизатор</text:p>
          </table:table-cell>
          <table:table-cell table:style-name="ce9" office:value-type="float" office:value="33304844" calcext:value-type="float">
            <text:p>3330484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двигателя</text:p>
          </table:table-cell>
          <table:table-cell table:style-name="ce9" office:value-type="float" office:value="85811832" calcext:value-type="float">
            <text:p>8581183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рулевого управления</text:p>
          </table:table-cell>
          <table:table-cell table:style-name="ce9" office:value-type="float" office:value="85833162" calcext:value-type="float">
            <text:p>8583316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ISO-коннекторы</text:p>
          </table:table-cell>
          <table:table-cell table:style-name="ce9" office:value-type="float" office:value="81035305" calcext:value-type="float">
            <text:p>8103530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оробки передач для авто</text:p>
          </table:table-cell>
          <table:table-cell table:style-name="ce9" office:value-type="float" office:value="86332035" calcext:value-type="float">
            <text:p>863320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онечник рулевой</text:p>
          </table:table-cell>
          <table:table-cell table:style-name="ce9" office:value-type="float" office:value="36121483" calcext:value-type="float">
            <text:p>3612148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отделитель для авто</text:p>
          </table:table-cell>
          <table:table-cell table:style-name="ce9" office:value-type="float" office:value="101293540" calcext:value-type="float">
            <text:p>10129354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пускной коллектор</text:p>
          </table:table-cell>
          <table:table-cell table:style-name="ce9" office:value-type="float" office:value="33698289" calcext:value-type="float">
            <text:p>3369828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итер, блок, биус, боковина для спецтехники</text:p>
          </table:table-cell>
          <table:table-cell table:style-name="ce9" office:value-type="float" office:value="101636769" calcext:value-type="float">
            <text:p>10163676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зина сцепления</text:p>
          </table:table-cell>
          <table:table-cell table:style-name="ce9" office:value-type="float" office:value="36210095" calcext:value-type="float">
            <text:p>362100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КПП</text:p>
          </table:table-cell>
          <table:table-cell table:style-name="ce9" office:value-type="float" office:value="86332286" calcext:value-type="float">
            <text:p>8633228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кладыш, подшипник ДВС</text:p>
          </table:table-cell>
          <table:table-cell table:style-name="ce9" office:value-type="float" office:value="85812214" calcext:value-type="float">
            <text:p>8581221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9" office:value-type="float" office:value="85813116" calcext:value-type="float">
            <text:p>8581311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 подвески</text:p>
          </table:table-cell>
          <table:table-cell table:style-name="ce9" office:value-type="float" office:value="36201235" calcext:value-type="float">
            <text:p>362012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9" office:value-type="float" office:value="101292868" calcext:value-type="float">
            <text:p>10129286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омывателя</text:p>
          </table:table-cell>
          <table:table-cell table:style-name="ce9" office:value-type="float" office:value="87892182" calcext:value-type="float">
            <text:p>8789218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9" office:value-type="float" office:value="85835327" calcext:value-type="float">
            <text:p>8583532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топливного бака</text:p>
          </table:table-cell>
          <table:table-cell table:style-name="ce9" office:value-type="float" office:value="33305389" calcext:value-type="float">
            <text:p>3330538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опровод для авто</text:p>
          </table:table-cell>
          <table:table-cell table:style-name="ce9" office:value-type="float" office:value="101200533" calcext:value-type="float">
            <text:p>10120053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леноид КПП</text:p>
          </table:table-cell>
          <table:table-cell table:style-name="ce9" office:value-type="float" office:value="86332265" calcext:value-type="float">
            <text:p>8633226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выключения сцепления</text:p>
          </table:table-cell>
          <table:table-cell table:style-name="ce9" office:value-type="float" office:value="33698202" calcext:value-type="float">
            <text:p>3369820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9" office:value-type="float" office:value="85807223" calcext:value-type="float">
            <text:p>8580722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лагоотделитель тормозной системы</text:p>
          </table:table-cell>
          <table:table-cell table:style-name="ce9" office:value-type="float" office:value="92131745" calcext:value-type="float">
            <text:p>9213174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едали, составляющие для авто</text:p>
          </table:table-cell>
          <table:table-cell table:style-name="ce9" office:value-type="float" office:value="86292728" calcext:value-type="float">
            <text:p>8629272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9" office:value-type="float" office:value="33696914" calcext:value-type="float">
            <text:p>3369691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трансформатор</text:p>
          </table:table-cell>
          <table:table-cell table:style-name="ce9" office:value-type="float" office:value="85817253" calcext:value-type="float">
            <text:p>8581725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аятниковый</text:p>
          </table:table-cell>
          <table:table-cell table:style-name="ce9" office:value-type="float" office:value="85833343" calcext:value-type="float">
            <text:p>8583334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эластичная карданного вала для авто</text:p>
          </table:table-cell>
          <table:table-cell table:style-name="ce9" office:value-type="float" office:value="86332188" calcext:value-type="float">
            <text:p>8633218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ка для авто</text:p>
          </table:table-cell>
          <table:table-cell table:style-name="ce9" office:value-type="float" office:value="85843110" calcext:value-type="float">
            <text:p>8584311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епления радиатора для авто</text:p>
          </table:table-cell>
          <table:table-cell table:style-name="ce9" office:value-type="float" office:value="86292840" calcext:value-type="float">
            <text:p>8629284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ок опорный</text:p>
          </table:table-cell>
          <table:table-cell table:style-name="ce9" office:value-type="float" office:value="101491538" calcext:value-type="float">
            <text:p>10149153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стовина карданного вала</text:p>
          </table:table-cell>
          <table:table-cell table:style-name="ce9" office:value-type="float" office:value="85817252" calcext:value-type="float">
            <text:p>8581725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выхлопной системы</text:p>
          </table:table-cell>
          <table:table-cell table:style-name="ce9" office:value-type="float" office:value="33698294" calcext:value-type="float">
            <text:p>3369829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ABS (гидроагрегат)</text:p>
          </table:table-cell>
          <table:table-cell table:style-name="ce9" office:value-type="float" office:value="1000001988" calcext:value-type="float">
            <text:p>100000198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атун двигателя</text:p>
          </table:table-cell>
          <table:table-cell table:style-name="ce9" office:value-type="float" office:value="85811835" calcext:value-type="float">
            <text:p>858118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ыши, пола для авто</text:p>
          </table:table-cell>
          <table:table-cell table:style-name="ce9" office:value-type="float" office:value="101407403" calcext:value-type="float">
            <text:p>10140740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гулировки фаз ГРМ</text:p>
          </table:table-cell>
          <table:table-cell table:style-name="ce9" office:value-type="float" office:value="100369083" calcext:value-type="float">
            <text:p>10036908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пус, крышка подшипника для спецтехники</text:p>
          </table:table-cell>
          <table:table-cell table:style-name="ce9" office:value-type="float" office:value="101636800" calcext:value-type="float">
            <text:p>1016368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износа тормозных колодок</text:p>
          </table:table-cell>
          <table:table-cell table:style-name="ce9" office:value-type="float" office:value="85843000" calcext:value-type="float">
            <text:p>858430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кузова</text:p>
          </table:table-cell>
          <table:table-cell table:style-name="ce9" office:value-type="float" office:value="100186391" calcext:value-type="float">
            <text:p>10018639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хлопная труба</text:p>
          </table:table-cell>
          <table:table-cell table:style-name="ce9" office:value-type="float" office:value="33698293" calcext:value-type="float">
            <text:p>3369829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колеса авто</text:p>
          </table:table-cell>
          <table:table-cell table:style-name="ce9" office:value-type="float" office:value="101293048" calcext:value-type="float">
            <text:p>10129304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ГРМ</text:p>
          </table:table-cell>
          <table:table-cell table:style-name="ce9" office:value-type="float" office:value="85814516" calcext:value-type="float">
            <text:p>8581451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е сигналы для авто</text:p>
          </table:table-cell>
          <table:table-cell table:style-name="ce9" office:value-type="float" office:value="85797439" calcext:value-type="float">
            <text:p>8579743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одрулевых переключателей</text:p>
          </table:table-cell>
          <table:table-cell table:style-name="ce9" office:value-type="float" office:value="86471710" calcext:value-type="float">
            <text:p>8647171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ладка фрикционная для спецтехники</text:p>
          </table:table-cell>
          <table:table-cell table:style-name="ce9" office:value-type="float" office:value="101636816" calcext:value-type="float">
            <text:p>10163681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 коробки передач для авто</text:p>
          </table:table-cell>
          <table:table-cell table:style-name="ce9" office:value-type="float" office:value="86332285" calcext:value-type="float">
            <text:p>8633228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интеркулера для авто</text:p>
          </table:table-cell>
          <table:table-cell table:style-name="ce9" office:value-type="float" office:value="86296651" calcext:value-type="float">
            <text:p>8629665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нжерон авто</text:p>
          </table:table-cell>
          <table:table-cell table:style-name="ce9" office:value-type="float" office:value="101558166" calcext:value-type="float">
            <text:p>10155816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теплитель двигателя</text:p>
          </table:table-cell>
          <table:table-cell table:style-name="ce9" office:value-type="float" office:value="33304848" calcext:value-type="float">
            <text:p>3330484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баллон ГБО</text:p>
          </table:table-cell>
          <table:table-cell table:style-name="ce9" office:value-type="float" office:value="100549328" calcext:value-type="float">
            <text:p>10054932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топливная</text:p>
          </table:table-cell>
          <table:table-cell table:style-name="ce9" office:value-type="float" office:value="85842818" calcext:value-type="float">
            <text:p>8584281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единительное и переходное звено к приводной цепи</text:p>
          </table:table-cell>
          <table:table-cell table:style-name="ce9" office:value-type="float" office:value="1000001820" calcext:value-type="float">
            <text:p>100000182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бампера для авто</text:p>
          </table:table-cell>
          <table:table-cell table:style-name="ce9" office:value-type="float" office:value="86292839" calcext:value-type="float">
            <text:p>8629283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ереключатель салона авто</text:p>
          </table:table-cell>
          <table:table-cell table:style-name="ce9" office:value-type="float" office:value="92145050" calcext:value-type="float">
            <text:p>9214505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масляный для авто</text:p>
          </table:table-cell>
          <table:table-cell table:style-name="ce9" office:value-type="float" office:value="85833557" calcext:value-type="float">
            <text:p>8583355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и КПП</text:p>
          </table:table-cell>
          <table:table-cell table:style-name="ce9" office:value-type="float" office:value="86332222" calcext:value-type="float">
            <text:p>8633222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9" office:value-type="float" office:value="92145042" calcext:value-type="float">
            <text:p>9214504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легкового, грузового прицепа</text:p>
          </table:table-cell>
          <table:table-cell table:style-name="ce9" office:value-type="float" office:value="92496694" calcext:value-type="float">
            <text:p>9249669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сушитель кондиционера</text:p>
          </table:table-cell>
          <table:table-cell table:style-name="ce9" office:value-type="float" office:value="87777726" calcext:value-type="float">
            <text:p>8777772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мегаситель</text:p>
          </table:table-cell>
          <table:table-cell table:style-name="ce9" office:value-type="float" office:value="85834488" calcext:value-type="float">
            <text:p>8583448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очка для спецтехники</text:p>
          </table:table-cell>
          <table:table-cell table:style-name="ce9" office:value-type="float" office:value="101636783" calcext:value-type="float">
            <text:p>10163678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климатической установки для авто</text:p>
          </table:table-cell>
          <table:table-cell table:style-name="ce9" office:value-type="float" office:value="85833494" calcext:value-type="float">
            <text:p>8583349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фра глушителя</text:p>
          </table:table-cell>
          <table:table-cell table:style-name="ce9" office:value-type="float" office:value="33698291" calcext:value-type="float">
            <text:p>3369829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радиатора</text:p>
          </table:table-cell>
          <table:table-cell table:style-name="ce9" office:value-type="float" office:value="27332786" calcext:value-type="float">
            <text:p>2733278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КПП и комплектующие</text:p>
          </table:table-cell>
          <table:table-cell table:style-name="ce9" office:value-type="float" office:value="86332282" calcext:value-type="float">
            <text:p>8633228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здушный для авто</text:p>
          </table:table-cell>
          <table:table-cell table:style-name="ce9" office:value-type="float" office:value="87892086" calcext:value-type="float">
            <text:p>8789208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овой ЭБУ для спецтехники</text:p>
          </table:table-cell>
          <table:table-cell table:style-name="ce9" office:value-type="float" office:value="101636770" calcext:value-type="float">
            <text:p>10163677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, отбойник для спецтехники</text:p>
          </table:table-cell>
          <table:table-cell table:style-name="ce9" office:value-type="float" office:value="101636760" calcext:value-type="float">
            <text:p>10163676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ДВС</text:p>
          </table:table-cell>
          <table:table-cell table:style-name="ce9" office:value-type="float" office:value="86291829" calcext:value-type="float">
            <text:p>8629182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бина для трактора, спецтехники</text:p>
          </table:table-cell>
          <table:table-cell table:style-name="ce9" office:value-type="float" office:value="101022320" calcext:value-type="float">
            <text:p>10102232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россельная заслонка</text:p>
          </table:table-cell>
          <table:table-cell table:style-name="ce9" office:value-type="float" office:value="85842795" calcext:value-type="float">
            <text:p>858427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хлаждения для авто</text:p>
          </table:table-cell>
          <table:table-cell table:style-name="ce9" office:value-type="float" office:value="39655599" calcext:value-type="float">
            <text:p>3965559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9" office:value-type="float" office:value="99426212" calcext:value-type="float">
            <text:p>9942621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9" office:value-type="float" office:value="85806968" calcext:value-type="float">
            <text:p>8580696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ус для спецтехники</text:p>
          </table:table-cell>
          <table:table-cell table:style-name="ce9" office:value-type="float" office:value="101636773" calcext:value-type="float">
            <text:p>10163677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, рычаг стеклоочистителя</text:p>
          </table:table-cell>
          <table:table-cell table:style-name="ce9" office:value-type="float" office:value="86470408" calcext:value-type="float">
            <text:p>8647040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КПП</text:p>
          </table:table-cell>
          <table:table-cell table:style-name="ce9" office:value-type="float" office:value="86332223" calcext:value-type="float">
            <text:p>8633222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й звуковой сигнал для авто</text:p>
          </table:table-cell>
          <table:table-cell table:style-name="ce9" office:value-type="float" office:value="74169633" calcext:value-type="float">
            <text:p>7416963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фференциал заднего моста для авто</text:p>
          </table:table-cell>
          <table:table-cell table:style-name="ce9" office:value-type="float" office:value="86332057" calcext:value-type="float">
            <text:p>8633205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ПП в сборе</text:p>
          </table:table-cell>
          <table:table-cell table:style-name="ce9" office:value-type="float" office:value="85817294" calcext:value-type="float">
            <text:p>8581729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покоитель ремня, цепи ДВС</text:p>
          </table:table-cell>
          <table:table-cell table:style-name="ce9" office:value-type="float" office:value="87777757" calcext:value-type="float">
            <text:p>8777775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Элемент рулевой рейки и вала</text:p>
          </table:table-cell>
          <table:table-cell table:style-name="ce9" office:value-type="float" office:value="86470096" calcext:value-type="float">
            <text:p>864700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домкратник</text:p>
          </table:table-cell>
          <table:table-cell table:style-name="ce9" office:value-type="float" office:value="101558229" calcext:value-type="float">
            <text:p>10155822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ализатор для авто</text:p>
          </table:table-cell>
          <table:table-cell table:style-name="ce9" office:value-type="float" office:value="33698290" calcext:value-type="float">
            <text:p>3369829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рамник для авто</text:p>
          </table:table-cell>
          <table:table-cell table:style-name="ce9" office:value-type="float" office:value="85828596" calcext:value-type="float">
            <text:p>858285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топителя для авто</text:p>
          </table:table-cell>
          <table:table-cell table:style-name="ce9" office:value-type="float" office:value="86296320" calcext:value-type="float">
            <text:p>8629632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квадроцикла</text:p>
          </table:table-cell>
          <table:table-cell table:style-name="ce9" office:value-type="float" office:value="90312043" calcext:value-type="float">
            <text:p>9031204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охлаждения для авто</text:p>
          </table:table-cell>
          <table:table-cell table:style-name="ce9" office:value-type="float" office:value="39655600" calcext:value-type="float">
            <text:p>396556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льза блока цилиндров для авто</text:p>
          </table:table-cell>
          <table:table-cell table:style-name="ce9" office:value-type="float" office:value="86291822" calcext:value-type="float">
            <text:p>8629182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редуктора</text:p>
          </table:table-cell>
          <table:table-cell table:style-name="ce9" office:value-type="float" office:value="85817295" calcext:value-type="float">
            <text:p>858172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подвесной</text:p>
          </table:table-cell>
          <table:table-cell table:style-name="ce9" office:value-type="float" office:value="85817290" calcext:value-type="float">
            <text:p>8581729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салона авто</text:p>
          </table:table-cell>
          <table:table-cell table:style-name="ce9" office:value-type="float" office:value="90116269" calcext:value-type="float">
            <text:p>9011626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акуумный для авто</text:p>
          </table:table-cell>
          <table:table-cell table:style-name="ce9" office:value-type="float" office:value="86292272" calcext:value-type="float">
            <text:p>8629227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арданный</text:p>
          </table:table-cell>
          <table:table-cell table:style-name="ce9" office:value-type="float" office:value="85817251" calcext:value-type="float">
            <text:p>8581725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моста</text:p>
          </table:table-cell>
          <table:table-cell table:style-name="ce9" office:value-type="float" office:value="1000002227" calcext:value-type="float">
            <text:p>100000222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подъема кабины авто</text:p>
          </table:table-cell>
          <table:table-cell table:style-name="ce9" office:value-type="float" office:value="101200232" calcext:value-type="float">
            <text:p>10120023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9" office:value-type="float" office:value="33698292" calcext:value-type="float">
            <text:p>3369829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, шланг ДВС</text:p>
          </table:table-cell>
          <table:table-cell table:style-name="ce9" office:value-type="float" office:value="86292454" calcext:value-type="float">
            <text:p>8629245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9" office:value-type="float" office:value="33698198" calcext:value-type="float">
            <text:p>3369819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ле для авто</text:p>
          </table:table-cell>
          <table:table-cell table:style-name="ce9" office:value-type="float" office:value="85844627" calcext:value-type="float">
            <text:p>8584462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суппорт</text:p>
          </table:table-cell>
          <table:table-cell table:style-name="ce9" office:value-type="float" office:value="85842995" calcext:value-type="float">
            <text:p>858429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вариатора</text:p>
          </table:table-cell>
          <table:table-cell table:style-name="ce9" office:value-type="float" office:value="33697181" calcext:value-type="float">
            <text:p>3369718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ШРУС</text:p>
          </table:table-cell>
          <table:table-cell table:style-name="ce9" office:value-type="float" office:value="85817289" calcext:value-type="float">
            <text:p>8581728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емех, резина для отвала</text:p>
          </table:table-cell>
          <table:table-cell table:style-name="ce9" office:value-type="float" office:value="1000001801" calcext:value-type="float">
            <text:p>100000180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12v, прикуриватель, USB/AUX выход</text:p>
          </table:table-cell>
          <table:table-cell table:style-name="ce9" office:value-type="float" office:value="92496695" calcext:value-type="float">
            <text:p>924966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рулевой колонки</text:p>
          </table:table-cell>
          <table:table-cell table:style-name="ce9" office:value-type="float" office:value="86469778" calcext:value-type="float">
            <text:p>8646977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 зажигания и комплектующие для авто</text:p>
          </table:table-cell>
          <table:table-cell table:style-name="ce9" office:value-type="float" office:value="86332196" calcext:value-type="float">
            <text:p>863321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топливный</text:p>
          </table:table-cell>
          <table:table-cell table:style-name="ce9" office:value-type="float" office:value="85843113" calcext:value-type="float">
            <text:p>8584311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рефрижератора для коммерческого транспорта</text:p>
          </table:table-cell>
          <table:table-cell table:style-name="ce9" office:value-type="float" office:value="1000001985" calcext:value-type="float">
            <text:p>100000198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омывателя стекол и фар</text:p>
          </table:table-cell>
          <table:table-cell table:style-name="ce9" office:value-type="float" office:value="85844674" calcext:value-type="float">
            <text:p>8584467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ансир для спецтехники</text:p>
          </table:table-cell>
          <table:table-cell table:style-name="ce9" office:value-type="float" office:value="101636761" calcext:value-type="float">
            <text:p>10163676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но соединительное для спецтехники</text:p>
          </table:table-cell>
          <table:table-cell table:style-name="ce9" office:value-type="float" office:value="101636784" calcext:value-type="float">
            <text:p>10163678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, подшипник амортизатора</text:p>
          </table:table-cell>
          <table:table-cell table:style-name="ce9" office:value-type="float" office:value="36201237" calcext:value-type="float">
            <text:p>3620123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ож для спецтехники</text:p>
          </table:table-cell>
          <table:table-cell table:style-name="ce9" office:value-type="float" office:value="101636818" calcext:value-type="float">
            <text:p>10163681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илиндр сцепления</text:p>
          </table:table-cell>
          <table:table-cell table:style-name="ce9" office:value-type="float" office:value="33698203" calcext:value-type="float">
            <text:p>3369820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ампа автомобильная</text:p>
          </table:table-cell>
          <table:table-cell table:style-name="ce9" office:value-type="float" office:value="33697187" calcext:value-type="float">
            <text:p>3369718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шланг</text:p>
          </table:table-cell>
          <table:table-cell table:style-name="ce9" office:value-type="float" office:value="85842817" calcext:value-type="float">
            <text:p>8584281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для спецтехники</text:p>
          </table:table-cell>
          <table:table-cell table:style-name="ce9" office:value-type="float" office:value="101636775" calcext:value-type="float">
            <text:p>10163677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компенсатор, направляющие, коромысла ГРМ</text:p>
          </table:table-cell>
          <table:table-cell table:style-name="ce9" office:value-type="float" office:value="86291821" calcext:value-type="float">
            <text:p>8629182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управления для авто</text:p>
          </table:table-cell>
          <table:table-cell table:style-name="ce9" office:value-type="float" office:value="85843091" calcext:value-type="float">
            <text:p>8584309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ентилятор охлаждения для авто</text:p>
          </table:table-cell>
          <table:table-cell table:style-name="ce9" office:value-type="float" office:value="85835759" calcext:value-type="float">
            <text:p>8583575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лото для спецтехники</text:p>
          </table:table-cell>
          <table:table-cell table:style-name="ce9" office:value-type="float" office:value="101636779" calcext:value-type="float">
            <text:p>10163677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свободного хода для авто</text:p>
          </table:table-cell>
          <table:table-cell table:style-name="ce9" office:value-type="float" office:value="86332064" calcext:value-type="float">
            <text:p>8633206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ушка безопасности для авто</text:p>
          </table:table-cell>
          <table:table-cell table:style-name="ce9" office:value-type="float" office:value="99615343" calcext:value-type="float">
            <text:p>9961534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тулка двигателя для авто</text:p>
          </table:table-cell>
          <table:table-cell table:style-name="ce9" office:value-type="float" office:value="86291469" calcext:value-type="float">
            <text:p>8629146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ГБО для авто</text:p>
          </table:table-cell>
          <table:table-cell table:style-name="ce9" office:value-type="float" office:value="94658144" calcext:value-type="float">
            <text:p>9465814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ая рейка</text:p>
          </table:table-cell>
          <table:table-cell table:style-name="ce9" office:value-type="float" office:value="85833342" calcext:value-type="float">
            <text:p>8583334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еханизма рулевого управления</text:p>
          </table:table-cell>
          <table:table-cell table:style-name="ce9" office:value-type="float" office:value="86469810" calcext:value-type="float">
            <text:p>8646981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бак</text:p>
          </table:table-cell>
          <table:table-cell table:style-name="ce9" office:value-type="float" office:value="33698195" calcext:value-type="float">
            <text:p>3369819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жим, заклепки, болты, гайки для спецтехники</text:p>
          </table:table-cell>
          <table:table-cell table:style-name="ce9" office:value-type="float" office:value="101636780" calcext:value-type="float">
            <text:p>10163678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ец для спецтехники</text:p>
          </table:table-cell>
          <table:table-cell table:style-name="ce9" office:value-type="float" office:value="101636776" calcext:value-type="float">
            <text:p>10163677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для спецтехники</text:p>
          </table:table-cell>
          <table:table-cell table:style-name="ce9" office:value-type="float" office:value="101636797" calcext:value-type="float">
            <text:p>10163679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автомобильное дополнительное</text:p>
          </table:table-cell>
          <table:table-cell table:style-name="ce9" office:value-type="float" office:value="28305306" calcext:value-type="float">
            <text:p>2830530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Щуп масляный для авто</text:p>
          </table:table-cell>
          <table:table-cell table:style-name="ce9" office:value-type="float" office:value="86292577" calcext:value-type="float">
            <text:p>8629257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вторитель указателя поворота</text:p>
          </table:table-cell>
          <table:table-cell table:style-name="ce9" office:value-type="float" office:value="99426242" calcext:value-type="float">
            <text:p>9942624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патка для спецтехники</text:p>
          </table:table-cell>
          <table:table-cell table:style-name="ce9" office:value-type="float" office:value="101636803" calcext:value-type="float">
            <text:p>10163680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ной транспортер для комбайна</text:p>
          </table:table-cell>
          <table:table-cell table:style-name="ce9" office:value-type="float" office:value="1000001818" calcext:value-type="float">
            <text:p>100000181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норкель для авто</text:p>
          </table:table-cell>
          <table:table-cell table:style-name="ce9" office:value-type="float" office:value="86293427" calcext:value-type="float">
            <text:p>8629342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ГУР</text:p>
          </table:table-cell>
          <table:table-cell table:style-name="ce9" office:value-type="float" office:value="86296436" calcext:value-type="float">
            <text:p>8629643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билизатор подвески</text:p>
          </table:table-cell>
          <table:table-cell table:style-name="ce9" office:value-type="float" office:value="85825489" calcext:value-type="float">
            <text:p>8582548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ильтр осушителя для авто</text:p>
          </table:table-cell>
          <table:table-cell table:style-name="ce9" office:value-type="float" office:value="101200231" calcext:value-type="float">
            <text:p>10120023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 стана для спецтехники</text:p>
          </table:table-cell>
          <table:table-cell table:style-name="ce9" office:value-type="float" office:value="101636774" calcext:value-type="float">
            <text:p>10163677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нарь задний для авто</text:p>
          </table:table-cell>
          <table:table-cell table:style-name="ce9" office:value-type="float" office:value="85797441" calcext:value-type="float">
            <text:p>8579744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стинчатая цепь для спецтехники</text:p>
          </table:table-cell>
          <table:table-cell table:style-name="ce9" office:value-type="float" office:value="1000001819" calcext:value-type="float">
            <text:p>100000181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ставка под пружины для авто</text:p>
          </table:table-cell>
          <table:table-cell table:style-name="ce9" office:value-type="float" office:value="86296182" calcext:value-type="float">
            <text:p>8629618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ехатроник</text:p>
          </table:table-cell>
          <table:table-cell table:style-name="ce9" office:value-type="float" office:value="85835775" calcext:value-type="float">
            <text:p>8583577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АКБ</text:p>
          </table:table-cell>
          <table:table-cell table:style-name="ce9" office:value-type="float" office:value="95313220" calcext:value-type="float">
            <text:p>9531322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гулятор давления топлива</text:p>
          </table:table-cell>
          <table:table-cell table:style-name="ce9" office:value-type="float" office:value="33698200" calcext:value-type="float">
            <text:p>336982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лец поршневой ДВС</text:p>
          </table:table-cell>
          <table:table-cell table:style-name="ce9" office:value-type="float" office:value="86292449" calcext:value-type="float">
            <text:p>8629244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сцепления</text:p>
          </table:table-cell>
          <table:table-cell table:style-name="ce9" office:value-type="float" office:value="1000002228" calcext:value-type="float">
            <text:p>100000222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рулевой</text:p>
          </table:table-cell>
          <table:table-cell table:style-name="ce9" office:value-type="float" office:value="85831225" calcext:value-type="float">
            <text:p>8583122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рулевого управления</text:p>
          </table:table-cell>
          <table:table-cell table:style-name="ce9" office:value-type="float" office:value="85833330" calcext:value-type="float">
            <text:p>8583333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яга рулевая</text:p>
          </table:table-cell>
          <table:table-cell table:style-name="ce9" office:value-type="float" office:value="36121482" calcext:value-type="float">
            <text:p>3612148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сцепления</text:p>
          </table:table-cell>
          <table:table-cell table:style-name="ce9" office:value-type="float" office:value="85835774" calcext:value-type="float">
            <text:p>8583577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невные ходовые огни</text:p>
          </table:table-cell>
          <table:table-cell table:style-name="ce9" office:value-type="float" office:value="85797433" calcext:value-type="float">
            <text:p>8579743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КПП и привода</text:p>
          </table:table-cell>
          <table:table-cell table:style-name="ce9" office:value-type="float" office:value="86471265" calcext:value-type="float">
            <text:p>8647126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ГУР</text:p>
          </table:table-cell>
          <table:table-cell table:style-name="ce9" office:value-type="float" office:value="85832653" calcext:value-type="float">
            <text:p>8583265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9" office:value-type="float" office:value="85842792" calcext:value-type="float">
            <text:p>8584279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 для трактора, спецтехники</text:p>
          </table:table-cell>
          <table:table-cell table:style-name="ce9" office:value-type="float" office:value="1000001864" calcext:value-type="float">
            <text:p>100000186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масляный для двигателя</text:p>
          </table:table-cell>
          <table:table-cell table:style-name="ce9" office:value-type="float" office:value="85814605" calcext:value-type="float">
            <text:p>8581460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ызговики</text:p>
          </table:table-cell>
          <table:table-cell table:style-name="ce9" office:value-type="float" office:value="27332785" calcext:value-type="float">
            <text:p>2733278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пневмоподвески для авто</text:p>
          </table:table-cell>
          <table:table-cell table:style-name="ce9" office:value-type="float" office:value="99606736" calcext:value-type="float">
            <text:p>9960673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тартера для авто</text:p>
          </table:table-cell>
          <table:table-cell table:style-name="ce9" office:value-type="float" office:value="85844666" calcext:value-type="float">
            <text:p>8584466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шаровая</text:p>
          </table:table-cell>
          <table:table-cell table:style-name="ce9" office:value-type="float" office:value="85830705" calcext:value-type="float">
            <text:p>8583070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для спецтехники</text:p>
          </table:table-cell>
          <table:table-cell table:style-name="ce9" office:value-type="float" office:value="101636817" calcext:value-type="float">
            <text:p>10163681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турбокомпрессора для авто</text:p>
          </table:table-cell>
          <table:table-cell table:style-name="ce9" office:value-type="float" office:value="101200336" calcext:value-type="float">
            <text:p>10120033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</text:p>
          </table:table-cell>
          <table:table-cell table:style-name="ce9" office:value-type="float" office:value="33697155" calcext:value-type="float">
            <text:p>3369715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рулевой</text:p>
          </table:table-cell>
          <table:table-cell table:style-name="ce9" office:value-type="float" office:value="101200335" calcext:value-type="float">
            <text:p>1012003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ГУ сцепления</text:p>
          </table:table-cell>
          <table:table-cell table:style-name="ce9" office:value-type="float" office:value="86470882" calcext:value-type="float">
            <text:p>8647088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ховик двигателя</text:p>
          </table:table-cell>
          <table:table-cell table:style-name="ce9" office:value-type="float" office:value="33696912" calcext:value-type="float">
            <text:p>3369691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дяной (помпа) для авто</text:p>
          </table:table-cell>
          <table:table-cell table:style-name="ce9" office:value-type="float" office:value="39653253" calcext:value-type="float">
            <text:p>3965325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илка включения передач для авто</text:p>
          </table:table-cell>
          <table:table-cell table:style-name="ce9" office:value-type="float" office:value="86332036" calcext:value-type="float">
            <text:p>8633203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мотоцикла</text:p>
          </table:table-cell>
          <table:table-cell table:style-name="ce9" office:value-type="float" office:value="22825343" calcext:value-type="float">
            <text:p>2282534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язкостная муфта для авто</text:p>
          </table:table-cell>
          <table:table-cell table:style-name="ce9" office:value-type="float" office:value="95312218" calcext:value-type="float">
            <text:p>9531221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тивотуманные фары</text:p>
          </table:table-cell>
          <table:table-cell table:style-name="ce9" office:value-type="float" office:value="85797378" calcext:value-type="float">
            <text:p>8579737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ск сцепления</text:p>
          </table:table-cell>
          <table:table-cell table:style-name="ce9" office:value-type="float" office:value="33698201" calcext:value-type="float">
            <text:p>3369820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КПП</text:p>
          </table:table-cell>
          <table:table-cell table:style-name="ce9" office:value-type="float" office:value="86332236" calcext:value-type="float">
            <text:p>8633223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мка ветрового окна авто</text:p>
          </table:table-cell>
          <table:table-cell table:style-name="ce9" office:value-type="float" office:value="101558169" calcext:value-type="float">
            <text:p>10155816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, пыльник амортизатора</text:p>
          </table:table-cell>
          <table:table-cell table:style-name="ce9" office:value-type="float" office:value="85826261" calcext:value-type="float">
            <text:p>8582626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а ведущая на экскаватор</text:p>
          </table:table-cell>
          <table:table-cell table:style-name="ce9" office:value-type="float" office:value="101491537" calcext:value-type="float">
            <text:p>10149153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9" office:value-type="float" office:value="93446777" calcext:value-type="float">
            <text:p>9344677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кондиционера для авто</text:p>
          </table:table-cell>
          <table:table-cell table:style-name="ce9" office:value-type="float" office:value="85833530" calcext:value-type="float">
            <text:p>8583353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цилиндр</text:p>
          </table:table-cell>
          <table:table-cell table:style-name="ce9" office:value-type="float" office:value="85842992" calcext:value-type="float">
            <text:p>8584299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для АКБ</text:p>
          </table:table-cell>
          <table:table-cell table:style-name="ce9" office:value-type="float" office:value="100703323" calcext:value-type="float">
            <text:p>10070332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ьцо поршневое</text:p>
          </table:table-cell>
          <table:table-cell table:style-name="ce9" office:value-type="float" office:value="85814700" calcext:value-type="float">
            <text:p>858147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ссора подвески для авто</text:p>
          </table:table-cell>
          <table:table-cell table:style-name="ce9" office:value-type="float" office:value="86295848" calcext:value-type="float">
            <text:p>8629584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болтов головки цилиндра</text:p>
          </table:table-cell>
          <table:table-cell table:style-name="ce9" office:value-type="float" office:value="33696915" calcext:value-type="float">
            <text:p>3369691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оборудования для уборки кукурузы для спецтехники</text:p>
          </table:table-cell>
          <table:table-cell table:style-name="ce9" office:value-type="float" office:value="101636794" calcext:value-type="float">
            <text:p>10163679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 стеклоомывателя</text:p>
          </table:table-cell>
          <table:table-cell table:style-name="ce9" office:value-type="float" office:value="85819791" calcext:value-type="float">
            <text:p>8581979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шень двигателя</text:p>
          </table:table-cell>
          <table:table-cell table:style-name="ce9" office:value-type="float" office:value="33696913" calcext:value-type="float">
            <text:p>3369691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ная арка для авто</text:p>
          </table:table-cell>
          <table:table-cell table:style-name="ce9" office:value-type="float" office:value="101407402" calcext:value-type="float">
            <text:p>10140740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куумный усилитель тормозов</text:p>
          </table:table-cell>
          <table:table-cell table:style-name="ce9" office:value-type="float" office:value="87777701" calcext:value-type="float">
            <text:p>8777770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шетка радиатора авто</text:p>
          </table:table-cell>
          <table:table-cell table:style-name="ce9" office:value-type="float" office:value="100186418" calcext:value-type="float">
            <text:p>10018641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иса и составляющие для авто</text:p>
          </table:table-cell>
          <table:table-cell table:style-name="ce9" office:value-type="float" office:value="85817258" calcext:value-type="float">
            <text:p>8581725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, звезда, шкив ДВС</text:p>
          </table:table-cell>
          <table:table-cell table:style-name="ce9" office:value-type="float" office:value="86292455" calcext:value-type="float">
            <text:p>8629245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снегохода</text:p>
          </table:table-cell>
          <table:table-cell table:style-name="ce9" office:value-type="float" office:value="101491477" calcext:value-type="float">
            <text:p>10149147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ка для спецтехники</text:p>
          </table:table-cell>
          <table:table-cell table:style-name="ce9" office:value-type="float" office:value="101636762" calcext:value-type="float">
            <text:p>10163676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ветодиодной лампы для авто</text:p>
          </table:table-cell>
          <table:table-cell table:style-name="ce9" office:value-type="float" office:value="92496698" calcext:value-type="float">
            <text:p>9249669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, пробка бачка для авто</text:p>
          </table:table-cell>
          <table:table-cell table:style-name="ce9" office:value-type="float" office:value="86296620" calcext:value-type="float">
            <text:p>8629662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пеж глушителя</text:p>
          </table:table-cell>
          <table:table-cell table:style-name="ce9" office:value-type="float" office:value="33698296" calcext:value-type="float">
            <text:p>336982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стабилизатора</text:p>
          </table:table-cell>
          <table:table-cell table:style-name="ce9" office:value-type="float" office:value="85824275" calcext:value-type="float">
            <text:p>8582427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воздушный</text:p>
          </table:table-cell>
          <table:table-cell table:style-name="ce9" office:value-type="float" office:value="85842811" calcext:value-type="float">
            <text:p>8584281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очистителя</text:p>
          </table:table-cell>
          <table:table-cell table:style-name="ce9" office:value-type="float" office:value="86471711" calcext:value-type="float">
            <text:p>8647171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нопка для спецтехники</text:p>
          </table:table-cell>
          <table:table-cell table:style-name="ce9" office:value-type="float" office:value="101636796" calcext:value-type="float">
            <text:p>1016367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кив компрессора кондиционера для авто</text:p>
          </table:table-cell>
          <table:table-cell table:style-name="ce9" office:value-type="float" office:value="85833639" calcext:value-type="float">
            <text:p>8583363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йлентблок, втулка подвески</text:p>
          </table:table-cell>
          <table:table-cell table:style-name="ce9" office:value-type="float" office:value="85824274" calcext:value-type="float">
            <text:p>8582427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подвески для авто</text:p>
          </table:table-cell>
          <table:table-cell table:style-name="ce9" office:value-type="float" office:value="86296215" calcext:value-type="float">
            <text:p>8629621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открывания лючка бензобака, двери, капота, багажника</text:p>
          </table:table-cell>
          <table:table-cell table:style-name="ce9" office:value-type="float" office:value="101292869" calcext:value-type="float">
            <text:p>10129286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циркуляции ОГ (EGR)</text:p>
          </table:table-cell>
          <table:table-cell table:style-name="ce9" office:value-type="float" office:value="86292215" calcext:value-type="float">
            <text:p>8629221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ая трубка</text:p>
          </table:table-cell>
          <table:table-cell table:style-name="ce9" office:value-type="float" office:value="85842993" calcext:value-type="float">
            <text:p>8584299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ан системы отопления для авто</text:p>
          </table:table-cell>
          <table:table-cell table:style-name="ce9" office:value-type="float" office:value="86295790" calcext:value-type="float">
            <text:p>8629579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9" office:value-type="float" office:value="93446788" calcext:value-type="float">
            <text:p>9344678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обка диапазонов для спецтехники</text:p>
          </table:table-cell>
          <table:table-cell table:style-name="ce9" office:value-type="float" office:value="101636799" calcext:value-type="float">
            <text:p>10163679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съемный колпачок</text:p>
          </table:table-cell>
          <table:table-cell table:style-name="ce9" office:value-type="float" office:value="33697162" calcext:value-type="float">
            <text:p>33697162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насос высокого давления (ТНВД)</text:p>
          </table:table-cell>
          <table:table-cell table:style-name="ce9" office:value-type="float" office:value="85842816" calcext:value-type="float">
            <text:p>8584281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вод в сборе (полуось)</text:p>
          </table:table-cell>
          <table:table-cell table:style-name="ce9" office:value-type="float" office:value="85817263" calcext:value-type="float">
            <text:p>8581726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ужина подвески</text:p>
          </table:table-cell>
          <table:table-cell table:style-name="ce9" office:value-type="float" office:value="85829719" calcext:value-type="float">
            <text:p>8582971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зистор отопителя для авто</text:p>
          </table:table-cell>
          <table:table-cell table:style-name="ce9" office:value-type="float" office:value="86295791" calcext:value-type="float">
            <text:p>8629579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для тормозной системы</text:p>
          </table:table-cell>
          <table:table-cell table:style-name="ce9" office:value-type="float" office:value="85842996" calcext:value-type="float">
            <text:p>858429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зажигания для авто</text:p>
          </table:table-cell>
          <table:table-cell table:style-name="ce9" office:value-type="float" office:value="86296490" calcext:value-type="float">
            <text:p>8629649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ржавка для спецтехники</text:p>
          </table:table-cell>
          <table:table-cell table:style-name="ce9" office:value-type="float" office:value="101636778" calcext:value-type="float">
            <text:p>10163677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КПП</text:p>
          </table:table-cell>
          <table:table-cell table:style-name="ce9" office:value-type="float" office:value="86332053" calcext:value-type="float">
            <text:p>8633205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нагнетательный для авто</text:p>
          </table:table-cell>
          <table:table-cell table:style-name="ce9" office:value-type="float" office:value="101200123" calcext:value-type="float">
            <text:p>10120012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невмоподушка подвески</text:p>
          </table:table-cell>
          <table:table-cell table:style-name="ce9" office:value-type="float" office:value="87777748" calcext:value-type="float">
            <text:p>8777774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РУС привода</text:p>
          </table:table-cell>
          <table:table-cell table:style-name="ce9" office:value-type="float" office:value="36201240" calcext:value-type="float">
            <text:p>3620124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юч доступа в авто</text:p>
          </table:table-cell>
          <table:table-cell table:style-name="ce9" office:value-type="float" office:value="99199719" calcext:value-type="float">
            <text:p>9919971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для авто</text:p>
          </table:table-cell>
          <table:table-cell table:style-name="ce9" office:value-type="float" office:value="85843109" calcext:value-type="float">
            <text:p>8584310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ь приводная и ГРМ</text:p>
          </table:table-cell>
          <table:table-cell table:style-name="ce9" office:value-type="float" office:value="85813696" calcext:value-type="float">
            <text:p>8581369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заднего моста для авто</text:p>
          </table:table-cell>
          <table:table-cell table:style-name="ce9" office:value-type="float" office:value="86332233" calcext:value-type="float">
            <text:p>8633223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ходомер воздуха</text:p>
          </table:table-cell>
          <table:table-cell table:style-name="ce9" office:value-type="float" office:value="87777746" calcext:value-type="float">
            <text:p>87777746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ртер для авто</text:p>
          </table:table-cell>
          <table:table-cell table:style-name="ce9" office:value-type="float" office:value="85844628" calcext:value-type="float">
            <text:p>8584462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о направляющее на экскаватор</text:p>
          </table:table-cell>
          <table:table-cell table:style-name="ce9" office:value-type="float" office:value="101491535" calcext:value-type="float">
            <text:p>101491535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ермостат автомобильный</text:p>
          </table:table-cell>
          <table:table-cell table:style-name="ce9" office:value-type="float" office:value="39655598" calcext:value-type="float">
            <text:p>3965559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синхронизатора КПП</text:p>
          </table:table-cell>
          <table:table-cell table:style-name="ce9" office:value-type="float" office:value="86332054" calcext:value-type="float">
            <text:p>86332054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истема контроля давления в шинах</text:p>
          </table:table-cell>
          <table:table-cell table:style-name="ce9" office:value-type="float" office:value="74198537" calcext:value-type="float">
            <text:p>7419853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 стеклоподъемника</text:p>
          </table:table-cell>
          <table:table-cell table:style-name="ce9" office:value-type="float" office:value="87891853" calcext:value-type="float">
            <text:p>8789185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печки для авто</text:p>
          </table:table-cell>
          <table:table-cell table:style-name="ce9" office:value-type="float" office:value="78305548" calcext:value-type="float">
            <text:p>7830554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турбины для авто</text:p>
          </table:table-cell>
          <table:table-cell table:style-name="ce9" office:value-type="float" office:value="95311260" calcext:value-type="float">
            <text:p>9531126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системы отопления для авто</text:p>
          </table:table-cell>
          <table:table-cell table:style-name="ce9" office:value-type="float" office:value="85833529" calcext:value-type="float">
            <text:p>8583352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к поворотный</text:p>
          </table:table-cell>
          <table:table-cell table:style-name="ce9" office:value-type="float" office:value="85831483" calcext:value-type="float">
            <text:p>8583148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подъемника</text:p>
          </table:table-cell>
          <table:table-cell table:style-name="ce9" office:value-type="float" office:value="86472353" calcext:value-type="float">
            <text:p>86472353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9" office:value-type="float" office:value="86292271" calcext:value-type="float">
            <text:p>86292271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ннектор для спецтехники</text:p>
          </table:table-cell>
          <table:table-cell table:style-name="ce9" office:value-type="float" office:value="101636798" calcext:value-type="float">
            <text:p>10163679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уровня топлива</text:p>
          </table:table-cell>
          <table:table-cell table:style-name="ce9" office:value-type="float" office:value="33698199" calcext:value-type="float">
            <text:p>3369819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генератора для авто</text:p>
          </table:table-cell>
          <table:table-cell table:style-name="ce9" office:value-type="float" office:value="85844668" calcext:value-type="float">
            <text:p>85844668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Камеры для колес авто</text:p>
          </table:table-cell>
          <table:table-cell table:style-name="ce8" office:value-type="string" calcext:value-type="string">
            <text:p>Камера автомобильная</text:p>
          </table:table-cell>
          <table:table-cell table:style-name="ce9" office:value-type="float" office:value="68110779" calcext:value-type="float">
            <text:p>68110779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Трансмиссионное, гидравлическое масла</text:p>
          </table:table-cell>
          <table:table-cell table:style-name="ce9" office:value-type="float" office:value="81105347" calcext:value-type="float">
            <text:p>81105347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Промывочное масло, жидкость</text:p>
          </table:table-cell>
          <table:table-cell table:style-name="ce9" office:value-type="float" office:value="85968767" calcext:value-type="float">
            <text:p>85968767</text:p>
          </table:table-cell>
          <table:table-cell table:style-name="ce12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71" meta:object-count="0"/>
    <meta:generator>LibreOfficeDev/6.0.5.2$Linux_X86_64 LibreOffice_project/</meta:generator>
  </office:meta>
</office:document-meta>
</file>